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table:number-columns-repeated="2"/>
          <table:table-cell table:style-name="ce13" table:formula="of:=[.F95]+[.E96]" office:value-type="float" office:value="5622.31" calcext:value-type="float">
            <text:p>5622</text:p>
          </table:table-cell>
          <table:table-cell/>
          <table:table-cell table:style-name="ce13" table:formula="of:=[.H95]+[.G96]" office:value-type="float" office:value="39221" calcext:value-type="float">
            <text:p>39221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4671.4399" calcext:value-type="currency">
            <text:p>4 671,44 €</text:p>
          </table:table-cell>
          <table:table-cell table:style-name="ce19" table:formula="of:=[.A96]*budgetjour-[.O96]" office:value-type="currency" office:currency="EUR" office:value="78.5601000000042" calcext:value-type="currency">
            <text:p>78,56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table:number-columns-repeated="5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Vedene</text:p>
          </table:table-cell>
          <table:table-cell office:value-type="string" calcext:value-type="string">
            <text:p>pk178</text:p>
          </table:table-cell>
          <table:table-cell office:value-type="string" calcext:value-type="string">
            <text:p>Residhotel Golf Grand Avignon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mtelimar</text:p>
          </table:table-cell>
          <table:table-cell office:value-type="string" calcext:value-type="string">
            <text:p>pk271</text:p>
          </table:table-cell>
          <table:table-cell table:number-columns-repeated="5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29T20:07:22.436000000</dc:date>
    <meta:editing-duration>P68DT22H4M55S</meta:editing-duration>
    <meta:editing-cycles>161</meta:editing-cycles>
    <meta:document-statistic meta:table-count="6" meta:cell-count="1963" meta:object-count="0"/>
  </office:meta>
</office:document-meta>
</file>